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" svg:font-family="Calibri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1.83cm"/>
    </style:style>
    <style:style style:name="Table1.B" style:family="table-column">
      <style:table-column-properties style:column-width="2.739cm"/>
    </style:style>
    <style:style style:name="Table1.C" style:family="table-column">
      <style:table-column-properties style:column-width="2.431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bold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Calibri" fo:font-size="11pt" fo:letter-spacing="normal" fo:language="en" fo:country="US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style:use-window-font-color="true" loext:opacity="0%" style:font-name="Arial2" fo:language="en" fo:country="US" fo:font-weight="bold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style:font-name="Arial2" fo:language="en" fo:country="US" fo:font-weight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letter-spacing="normal" fo:language="en" fo:country="US" fo:font-weight="bold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font-size="12pt" fo:letter-spacing="normal" fo:language="en" fo:country="US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Courier New" fo:font-size="10pt" fo:letter-spacing="normal" fo:language="en" fo:country="US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2" fo:language="en" fo:country="US" fo:font-weight="bold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letter-spacing="normal" fo:language="en" fo:country="US" fo:font-weight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2" fo:language="en" fo:country="US" fo:font-weight="bold" officeooo:paragraph-rsid="001f8294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2" fo:letter-spacing="normal" fo:language="en" fo:country="US" fo:font-weight="bold" officeooo:paragraph-rsid="001f8294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style:use-window-font-color="true" loext:opacity="0%" style:font-name="Courier New" fo:font-size="10pt" fo:language="en" fo:country="US" fo:font-weight="bold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Courier New" fo:font-size="10pt" fo:letter-spacing="normal" fo:language="en" fo:country="US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style:font-name="Arial2" fo:language="en" fo:country="US" fo:font-weight="bold"/>
    </style:style>
    <style:style style:name="T1" style:family="text">
      <style:text-properties fo:font-family="Aptos, sans-serif" fo:font-weight="normal"/>
    </style:style>
    <style:style style:name="T2" style:family="text">
      <style:text-properties fo:font-weight="normal"/>
    </style:style>
    <style:style style:name="T3" style:family="text">
      <style:text-properties style:use-window-font-color="true" loext:opacity="0%"/>
    </style:style>
    <style:style style:name="T4" style:family="text">
      <style:text-properties fo:font-weight="bold"/>
    </style:style>
    <style:style style:name="T5" style:family="text">
      <style:text-properties style:font-name="Courier New" fo:font-size="10pt" fo:font-style="normal" fo:font-weight="normal"/>
    </style:style>
    <style:style style:name="T6" style:family="text">
      <style:text-properties fo:font-variant="normal" fo:text-transform="none" style:use-window-font-color="true" loext:opacity="0%" fo:letter-spacing="normal"/>
    </style:style>
    <style:style style:name="T7" style:family="text">
      <style:text-properties fo:font-variant="normal" fo:text-transform="none" style:use-window-font-color="true" loext:opacity="0%" style:font-name="Courier New" fo:font-size="10pt" fo:letter-spacing="normal" fo:font-style="normal" fo:font-weight="normal"/>
    </style:style>
    <style:style style:name="T8" style:family="text">
      <style:text-properties fo:font-variant="normal" fo:text-transform="none" fo:color="#000080" loext:opacity="100%" style:font-name="Courier New" fo:font-size="10pt" fo:letter-spacing="normal" fo:font-style="normal" fo:font-weight="normal"/>
    </style:style>
    <style:style style:name="T9" style:family="text">
      <style:text-properties fo:font-variant="normal" fo:text-transform="none" style:use-window-font-color="true" loext:opacity="0%" style:font-name="Courier New" fo:font-size="10pt" fo:letter-spacing="normal" fo:font-style="normal" fo:font-weight="normal" officeooo:rsid="001f8294"/>
    </style:style>
    <style:style style:name="T10" style:family="text">
      <style:text-properties style:font-name="Courier New" fo:font-size="10pt" fo:font-style="normal" fo:font-weight="normal" officeooo:rsid="001f8294"/>
    </style:style>
    <style:style style:name="T11" style:family="text">
      <style:text-properties fo:font-variant="normal" fo:text-transform="none" style:use-window-font-color="true" loext:opacity="0%" fo:font-size="12pt" fo:letter-spacing="normal" fo:font-style="normal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fo:font-weight="normal"/>
    </style:style>
    <style:style style:name="T13" style:family="text">
      <style:text-properties fo:font-variant="normal" fo:text-transform="none" fo:color="#000080" loext:opacity="100%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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crostack install steps tried as of 2025 – caracal version – ubuntu 24.04:<text:line-break/></text:span><text:a xlink:type="simple" xlink:href="https://discourse.ubuntu.com/t/single-node-guide/35765" office:target-frame-name="_blank" xlink:show="new" text:style-name="Internet_20_link" text:visited-style-name="Visited_20_Internet_20_Link"><text:span text:style-name="T1">Single-node guide - Documentation / Microstack Documentation - Ubuntu Community Hub</text:span></text:a><text:span text:style-name="T1"><text:line-break/><text:line-break/><text:line-break/></text:span>Step 0: Install ubuntu 24.04<text:line-break/><text:span text:style-name="T2">Do Manual partitioning</text:span></text:p>
      <text:list text:style-name="L1">
        <text:list-item>
          <text:list>
            <text:list-item>
              <text:p text:style-name="P2">/boot: 2GB</text:p>
            </text:list-item>
            <text:list-item>
              <text:p text:style-name="P2">/SWAP: 2*mem (50-60 GB is also fine though)</text:p>
            </text:list-item>
            <text:list-item>
              <text:p text:style-name="P2">/home: 30GB</text:p>
            </text:list-item>
            <text:list-item>
              <text:p text:style-name="P2">Optional: 50-100GB partition to store timeshift backups</text:p>
            </text:list-item>
            <text:list-item>
              <text:p text:style-name="P2">/: rest storage (/var will come in this only)</text:p>
            </text:list-item>
          </text:list>
        </text:list-item>
      </text:list>
      <text:p text:style-name="P3"><text:line-break/> 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IP POOL</text:p>
          </table:table-cell>
          <table:table-cell table:style-name="Table1.A1" office:value-type="string">
            <text:p text:style-name="P4">Network</text:p>
          </table:table-cell>
          <table:table-cell table:style-name="Table1.A1" office:value-type="string">
            <text:p text:style-name="P4">Gateway</text:p>
          </table:table-cell>
        </table:table-row>
        <table:table-row>
          <table:table-cell table:style-name="Table1.A1" office:value-type="string">
            <text:p text:style-name="P4">172.24.29.131-172.24.29.140, 172.24.29.142 -172.24.29.151 And 172.24.28.160-172.24.28.169</text:p>
          </table:table-cell>
          <table:table-cell table:style-name="Table1.A1" office:value-type="string">
            <text:p text:style-name="P5"><text:a xlink:type="simple" xlink:href="http://172.24.16.0/20" office:target-frame-name="_blank" xlink:show="new" text:style-name="Internet_20_link" text:visited-style-name="Visited_20_Internet_20_Link"><text:span text:style-name="T3">172.24.16.0/20</text:span></text:a></text:p>
          </table:table-cell>
          <table:table-cell table:style-name="Table1.A1" office:value-type="string">
            <text:p text:style-name="P4">172.24.16.1</text:p>
          </table:table-cell>
        </table:table-row>
      </table:table>
      <text:p text:style-name="P6"> </text:p>
      <text:p text:style-name="P3"><text:span text:style-name="T4">Install timeshift to have a backup snapshot before making any changes, for reverting in case any issues arise. (need separate partition, to store backups)</text:span><text:line-break/>apt update</text:p>
      <text:p text:style-name="P3">apt upgrade -y</text:p>
      <text:p text:style-name="P3">apt install timeshift</text:p>
      <text:p text:style-name="P7">timeshift --create --snapshot-device /dev/sdc1 --comments "Initial backup"     # /dev/sdc1 is the partition I created to store timeshift backups</text:p>
      <text:p text:style-name="P1">Step 1: Set up hostname, static IP to the machine and resolve networking issues</text:p>
      <text:p text:style-name="P8"><text:line-break/>root@openstack-latest:~# cat /etc/netplan/50-cloud-init.yaml</text:p>
      <text:p text:style-name="P8">network:</text:p>
      <text:p text:style-name="P6">  <text:span text:style-name="T5">version: 2</text:span></text:p>
      <text:p text:style-name="P6">  <text:span text:style-name="T5">ethernets:</text:span></text:p>
      <text:p text:style-name="P6">    <text:span text:style-name="T5">eno1:</text:span></text:p>
      <text:p text:style-name="P6">      <text:span text:style-name="T5">dhcp4: no</text:span></text:p>
      <text:p text:style-name="P6">      <text:span text:style-name="T5">addresses:</text:span></text:p>
      <text:p text:style-name="P9"><text:span text:style-name="T6">        </text:span><text:span text:style-name="T7">- </text:span><text:a xlink:type="simple" xlink:href="http://172.24.29.131/20" office:target-frame-name="_blank" xlink:show="new" text:style-name="Internet_20_link" text:visited-style-name="Visited_20_Internet_20_Link"><text:span text:style-name="T8">172.24.29.131/20</text:span></text:a></text:p>
      <text:p text:style-name="P6">      <text:span text:style-name="T5">routes:</text:span></text:p>
      <text:p text:style-name="P9"><text:span text:style-name="T6">        </text:span><text:span text:style-name="T7">- to: </text:span><text:a xlink:type="simple" xlink:href="http://0.0.0.0/0" office:target-frame-name="_blank" xlink:show="new" text:style-name="Internet_20_link" text:visited-style-name="Visited_20_Internet_20_Link"><text:span text:style-name="T8">0.0.0.0/0</text:span></text:a></text:p>
      <text:p text:style-name="P6">          <text:span text:style-name="T5">via: 172.24.16.1</text:span></text:p>
      <text:p text:style-name="P6">      <text:span text:style-name="T5">nameservers:</text:span></text:p>
      <text:p text:style-name="P6">        <text:span text:style-name="T5">search:</text:span></text:p>
      <text:p text:style-name="P9"><text:span text:style-name="T6">          </text:span><text:span text:style-name="T7">- &lt;</text:span><text:span text:style-name="T9">DNS search suffixes&gt;</text:span></text:p>
      <text:p text:style-name="P6">        <text:span text:style-name="T5">addresses:</text:span></text:p>
      <text:p text:style-name="P6">          <text:span text:style-name="T5">- &lt;</text:span><text:span text:style-name="T10">DNS IP&gt;</text:span></text:p>
      <text:p text:style-name="P6">           </text:p>
      <text:p text:style-name="P6">    <text:span text:style-name="T5">eno2:</text:span></text:p>
      <text:p text:style-name="P10">      <text:span text:style-name="T5">dhcp4: yes</text:span></text:p>
      <text:p text:style-name="P6"><text:soft-page-break/> </text:p>
      <text:p text:style-name="P8">root@openstack-latest:~# cat /etc/netplan/50-cloud-init.yaml</text:p>
      <text:p text:style-name="P8">network:</text:p>
      <text:p text:style-name="P6">  <text:span text:style-name="T5">version: 2</text:span></text:p>
      <text:p text:style-name="P6">  <text:span text:style-name="T5">renderer: networkd</text:span></text:p>
      <text:p text:style-name="P6">  <text:span text:style-name="T5">ethernets:</text:span></text:p>
      <text:p text:style-name="P6">    <text:span text:style-name="T5">eno1: {}</text:span></text:p>
      <text:p text:style-name="P6">    <text:span text:style-name="T5">eno2:</text:span></text:p>
      <text:p text:style-name="P6">      <text:span text:style-name="T5">dhcp4: yes</text:span></text:p>
      <text:p text:style-name="P6">  <text:span text:style-name="T5">bridges:</text:span></text:p>
      <text:p text:style-name="P6">    <text:span text:style-name="T5">br-eno1:</text:span></text:p>
      <text:p text:style-name="P6">      <text:span text:style-name="T5">interfaces: [eno1]</text:span></text:p>
      <text:p text:style-name="P6">      <text:span text:style-name="T5">addresses:</text:span></text:p>
      <text:p text:style-name="P9"><text:span text:style-name="T6">        </text:span><text:span text:style-name="T7">- </text:span><text:a xlink:type="simple" xlink:href="http://172.24.29.131/20" office:target-frame-name="_blank" xlink:show="new" text:style-name="Internet_20_link" text:visited-style-name="Visited_20_Internet_20_Link"><text:span text:style-name="T8">172.24.29.131/20</text:span></text:a></text:p>
      <text:p text:style-name="P6">      <text:span text:style-name="T5">routes:</text:span></text:p>
      <text:p text:style-name="P9"><text:span text:style-name="T6">        </text:span><text:span text:style-name="T7">- to: </text:span><text:a xlink:type="simple" xlink:href="http://0.0.0.0/0" office:target-frame-name="_blank" xlink:show="new" text:style-name="Internet_20_link" text:visited-style-name="Visited_20_Internet_20_Link"><text:span text:style-name="T8">0.0.0.0/0</text:span></text:a></text:p>
      <text:p text:style-name="P6">          <text:span text:style-name="T5">via: 172.24.16.1</text:span></text:p>
      <text:p text:style-name="P6">      <text:span text:style-name="T5">nameservers:</text:span></text:p>
      <text:p text:style-name="P6">        <text:span text:style-name="T5">search:</text:span></text:p>
      <text:p text:style-name="P11"><text:span text:style-name="T6">          </text:span><text:span text:style-name="T7">- </text:span><text:span text:style-name="T7">&lt;</text:span><text:span text:style-name="T9">DNS search suffixes&gt;</text:span></text:p>
      <text:p text:style-name="P6">        <text:span text:style-name="T5">addresses:</text:span></text:p>
      <text:p text:style-name="P12">          <text:span text:style-name="T5">- </text:span><text:span text:style-name="T5">&lt;</text:span><text:span text:style-name="T10">DNS IP&gt;</text:span></text:p>
      <text:p text:style-name="P6">      <text:span text:style-name="T5">parameters:</text:span></text:p>
      <text:p text:style-name="P6">        <text:span text:style-name="T5">stp: false</text:span></text:p>
      <text:p text:style-name="P6">        <text:span text:style-name="T5">forward-delay: 0</text:span></text:p>
      <text:p text:style-name="P13"/>
      <text:p text:style-name="P14"># if no default route exist for eno1 - ip route add default via 172.24.16.1 dev eno1<text:line-break/><text:line-break/>#if multiple interfaces present like eno1 eno2, they should be on different vlan.</text:p>
      <text:p text:style-name="P6"> </text:p>
      <text:p text:style-name="P3"><text:span text:style-name="T4">Step 2: Attach &gt;500GB volume and Create a VG named ‘cinder-volumes ‘</text:span> on /dev/sdb</text:p>
      <text:p text:style-name="P3"><text:line-break/># in this case I have 2.6TB VG</text:p>
      <text:p text:style-name="P3">pvcreate /dev/sdc2</text:p>
      <text:p text:style-name="P3">vgcreate cinder-volumes /dev/sdb</text:p>
      <text:p text:style-name="P6"> </text:p>
      <text:p text:style-name="P6"> </text:p>
      <text:p text:style-name="P1">Step 3: Pre-requisites</text:p>
      <text:p text:style-name="P6"> </text:p>
      <text:p text:style-name="P8">sudo apt update</text:p>
      <text:p text:style-name="P8">sudo hostnamectl set-hostname openstack-latest</text:p>
      <text:p text:style-name="P8">echo "172.24.29.131 openstack-latest" &gt;&gt; /etc/hosts</text:p>
      <text:p text:style-name="P3">sudo systemctl stop ufw</text:p>
      <text:p text:style-name="P3"><text:soft-page-break/>sudo systemctl disable ufw</text:p>
      <text:p text:style-name="P6"> </text:p>
      <text:p text:style-name="P6"> </text:p>
      <text:p text:style-name="P15"><text:span text:style-name="T11">Step 4: Microstack install steps<text:line-break/></text:span><text:span text:style-name="T12"><text:line-break/>adduser admin<text:line-break/>usermod -aG sudo admin<text:line-break/>ssh </text:span><text:a xlink:type="simple" xlink:href="mailto:admin@172.24.29.131" office:target-frame-name="_blank" xlink:show="new" text:style-name="Internet_20_link" text:visited-style-name="Visited_20_Internet_20_Link"><text:span text:style-name="T13">admin@172.24.29.131</text:span></text:a><text:span text:style-name="T12"><text:line-break/><text:line-break/>sudo snap install openstack --edge --devmode</text:span></text:p>
      <text:p text:style-name="P7">sunbeam prepare-node-script --bootstrap | bash -x</text:p>
      <text:p text:style-name="P7">sunbeam cluster bootstrap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" svg:font-family="Calibri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1T17:56:19.802061400</meta:creation-date>
    <dc:date>2025-12-31T19:03:03.965868700</dc:date>
    <meta:editing-duration>PT41M37S</meta:editing-duration>
    <meta:editing-cycles>5</meta:editing-cycles>
    <meta:generator>LibreOffice/25.2.7.2$Windows_X86_64 LibreOffice_project/5cbfd1ab6520636bb5f7b99185aa69bd7456825d</meta:generator>
    <meta:document-statistic meta:table-count="1" meta:image-count="0" meta:object-count="0" meta:page-count="3" meta:paragraph-count="83" meta:word-count="326" meta:character-count="2498" meta:non-whitespace-character-count="1984"/>
  </office:meta>
</office:document-meta>
</file>